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1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76cm" fo:min-width="3.1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905cm"/>
    </style:style>
    <style:style style:name="gr7" style:family="graphic" style:parent-style-name="standard">
      <style:graphic-properties draw:auto-grow-height="false" fo:min-height="10.18cm" fo:min-width="25.53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9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4.68cm" svg:height="1.352cm" svg:x="12.51cm" svg:y="0.7cm">
          <draw:text-box>
            <text:p><text:span text:style-name="T1">Übersicht</text:span></text:p>
          </draw:text-box>
        </draw:frame>
        <draw:frame draw:style-name="gr2" draw:text-style-name="P2" draw:layer="layout" svg:width="5.2cm" svg:height="1.2cm" svg:x="1.5cm" svg:y="2.5cm">
          <draw:text-box>
            <text:p><text:span text:style-name="T2">Applayer</text:span></text:p>
          </draw:text-box>
        </draw:frame>
        <draw:line draw:style-name="gr3" draw:text-style-name="P3" draw:layer="layout" svg:x1="0.6cm" svg:y1="7.3cm" svg:x2="29.3cm" svg:y2="7.3cm">
          <text:p/>
        </draw:line>
        <draw:frame draw:style-name="gr2" draw:text-style-name="P2" draw:layer="layout" svg:width="5.2cm" svg:height="1.2cm" svg:x="1.264cm" svg:y="7.7cm">
          <draw:text-box>
            <text:p><text:span text:style-name="T2">Servicerlayer</text:span></text:p>
          </draw:text-box>
        </draw:frame>
        <draw:line draw:style-name="gr3" draw:text-style-name="P3" draw:layer="layout" svg:x1="0.5cm" svg:y1="14.3cm" svg:x2="29.2cm" svg:y2="14.3cm">
          <text:p/>
        </draw:line>
        <draw:line draw:style-name="gr3" draw:text-style-name="P3" draw:layer="layout" svg:x1="0.6cm" svg:y1="2.3cm" svg:x2="29.3cm" svg:y2="2.3cm">
          <text:p/>
        </draw:line>
        <draw:frame draw:style-name="gr2" draw:text-style-name="P2" draw:layer="layout" svg:width="2.6cm" svg:height="1.2cm" svg:x="1.3cm" svg:y="14.5cm">
          <draw:text-box>
            <text:p><text:span text:style-name="T2">HAL</text:span></text:p>
          </draw:text-box>
        </draw:frame>
        <draw:custom-shape draw:style-name="gr4" draw:text-style-name="P4" draw:layer="layout" svg:width="3.8cm" svg:height="1.8cm" svg:x="1.5cm" svg:y="3.7cm">
          <text:p text:style-name="P4">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.5cm" svg:y="9.1cm">
          <text:p text:style-name="P4">Art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.5cm" svg:y="15.9cm">
          <text:p text:style-name="P4">F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5.9cm" svg:y="15.9cm">
          <text:p text:style-name="P4">Key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0.3cm" svg:y="15.9cm">
          <text:p text:style-name="P4">L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4.7cm" svg:y="15.9cm">
          <text:p text:style-name="P4">Enco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9.1cm" svg:y="15.9cm">
          <text:p text:style-name="P4">Mon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23.5cm" svg:y="15.9cm">
          <text:p text:style-name="P4">DM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5.9cm" svg:y="9.1cm">
          <text:p text:style-name="P4">Cueli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0.3cm" svg:y="9.1cm">
          <text:p text:style-name="P4">Mas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4.7cm" svg:y="9.1cm">
          <text:p text:style-name="P4">Fix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9.1cm" svg:y="9.1cm">
          <text:p text:style-name="P4">Pallet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6" draw:text-style-name="P1" draw:layer="layout" svg:width="4.405cm" svg:height="1.352cm" svg:x="12.648cm" svg:y="0.7cm">
          <draw:text-box>
            <text:p><text:span text:style-name="T1">Applayer</text:span></text:p>
          </draw:text-box>
        </draw:frame>
        <draw:line draw:style-name="gr3" draw:text-style-name="P3" draw:layer="layout" svg:x1="0.6cm" svg:y1="2.3cm" svg:x2="29.3cm" svg:y2="2.3cm">
          <text:p/>
        </draw:line>
        <draw:custom-shape draw:style-name="gr7" draw:layer="layout" svg:width="28.4cm" svg:height="12.8cm" svg:x="0.65cm" svg:y="2.5cm">
          <text:p><text:span text:style-name="T3">GUI</text:span></text:p>
          <text:p><text:span text:style-name="T4"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01.49988282165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8" draw:text-style-name="P1" draw:layer="layout" svg:width="5.19cm" svg:height="1.2cm" svg:x="12.255cm" svg:y="0.7cm">
          <draw:text-box>
            <text:p><text:span text:style-name="T2">Servicerlayer</text:span></text:p>
          </draw:text-box>
        </draw:frame>
        <draw:line draw:style-name="gr3" draw:text-style-name="P3" draw:layer="layout" svg:x1="0.6cm" svg:y1="2.3cm" svg:x2="29.3cm" svg:y2="2.3cm">
          <text:p/>
        </draw:line>
        <draw:custom-shape draw:style-name="gr4" draw:text-style-name="P4" draw:layer="layout" svg:width="3.8cm" svg:height="1.8cm" svg:x="1.3cm" svg:y="2.9cm">
          <text:p text:style-name="P4">Art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5.7cm" svg:y="2.9cm">
          <text:p text:style-name="P4">Cueli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0.1cm" svg:y="2.9cm">
          <text:p text:style-name="P4">Mas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4.5cm" svg:y="2.9cm">
          <text:p text:style-name="P4">Fix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8.9cm" svg:y="2.9cm">
          <text:p text:style-name="P4">Pallet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9" draw:text-style-name="P1" draw:layer="layout" svg:width="2.42cm" svg:height="1.352cm" svg:x="13.64cm" svg:y="0.7cm">
          <draw:text-box>
            <text:p><text:span text:style-name="T1">HAL</text:span></text:p>
          </draw:text-box>
        </draw:frame>
        <draw:line draw:style-name="gr3" draw:text-style-name="P3" draw:layer="layout" svg:x1="0.6cm" svg:y1="2.3cm" svg:x2="29.3cm" svg:y2="2.3cm">
          <text:p/>
        </draw:line>
        <draw:custom-shape draw:style-name="gr4" draw:text-style-name="P4" draw:layer="layout" svg:width="3.8cm" svg:height="1.8cm" svg:x="1.5cm" svg:y="2.9cm">
          <text:p text:style-name="P4">F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5.9cm" svg:y="2.9cm">
          <text:p text:style-name="P4">Key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0.3cm" svg:y="2.9cm">
          <text:p text:style-name="P4">L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4.7cm" svg:y="2.9cm">
          <text:p text:style-name="P4">Enco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19.1cm" svg:y="2.9cm">
          <text:p text:style-name="P4">Mon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cm" svg:height="1.8cm" svg:x="23.5cm" svg:y="2.9cm">
          <text:p text:style-name="P4">DM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07cm" fo:margin-bottom="0cm" fo:text-indent="0cm"/>
      <style:text-properties fo:font-size="35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79cm" fo:margin-bottom="0cm" fo:text-indent="0cm"/>
      <style:text-properties fo:font-size="30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53cm" fo:margin-bottom="0cm" fo:text-indent="0cm"/>
      <style:text-properties fo:font-size="25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5cm" fo:margin-bottom="0cm" fo:text-indent="0cm"/>
      <style:text-properties fo:font-size="25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5cm" fo:margin-bottom="0cm" fo:text-indent="0cm"/>
      <style:text-properties fo:font-size="25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5cm" fo:margin-bottom="0cm" fo:text-indent="0cm"/>
      <style:text-properties fo:font-size="25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5cm" fo:margin-bottom="0cm" fo:text-indent="0cm"/>
      <style:text-properties fo:font-size="25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5cm" fo:margin-bottom="0cm" fo:text-indent="0cm"/>
      <style:text-properties fo:font-size="25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5.829cm" svg:height="3.339cm" svg:x="1.935cm" svg:y="1.297cm" presentation:class="title" presentation:placeholder="true">
        <draw:text-box/>
      </draw:frame>
      <draw:frame presentation:style-name="Standard-outline1" draw:layer="backgroundobjects" svg:width="25.829cm" svg:height="11.599cm" svg:x="1.935cm" svg:y="5.178cm" presentation:class="outline" presentation:placeholder="true">
        <draw:text-box/>
      </draw:frame>
      <draw:frame presentation:style-name="Mpr1" draw:text-style-name="MP2" draw:layer="backgroundobjects" svg:width="6.686cm" svg:height="1.378cm" svg:x="1.935cm" svg:y="18.71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097cm" svg:height="1.378cm" svg:x="10.314cm" svg:y="18.71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686cm" svg:height="1.378cm" svg:x="21.076cm" svg:y="18.71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1T17:34:39.728140485</meta:creation-date>
    <dc:date>2019-09-23T18:21:12.922962470</dc:date>
    <meta:editing-duration>PT17M51S</meta:editing-duration>
    <meta:editing-cycles>4</meta:editing-cycles>
    <meta:generator>LibreOffice/6.3.1.2$Linux_X86_64 LibreOffice_project/30$Build-2</meta:generator>
    <meta:document-statistic meta:object-count="66"/>
  </office:meta>
</office:document-meta>
</file>